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15cm"/>
    </style:style>
    <style:style style:name="co3" style:family="table-column">
      <style:table-column-properties fo:break-before="auto" style:column-width="9.8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5983b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5983b0" style:text-outline="false" style:text-line-through-style="none" style:text-line-through-type="none" style:font-name="Monospace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italic" style:font-weight-asian="normal" style:font-name-complex="Monospace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row table:style-name="ro1">
          <table:table-cell/>
          <table:table-cell table:style-name="Default"/>
          <table:table-cell table:style-name="ce2" office:value-type="string" calcext:value-type="string">
            <text:p>TCP Port Number: 8080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Sl. No</text:p>
          </table:table-cell>
          <table:table-cell office:value-type="string" calcext:value-type="string">
            <text:p>Message (Set function from clients)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ET Vehicle to MANUAL mo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SET Vehicle to AUTO mo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ART Vehicle move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OP Vehicle moveme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OVE Fro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OVE Lef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OVE Righ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 Rever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OVE Reverse Righ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Reverse Lef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TO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TART RECORD of Vehicle Movement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TOP RECORD of Vehicle Movement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SK Vehicle to GoBack to where it starte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SK Vehicle to playback all steps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number-rows-repeated="5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Sl. No</text:p>
          </table:table-cell>
          <table:table-cell office:value-type="string" calcext:value-type="string">
            <text:p>Receive functions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UCCES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layback is ongo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rror as Playback is ongo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ecord Functionality is Activ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ehicle is started its movem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ehicle is stopped its mov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Vehicle is in Automatic contro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ehicle is in Manual contro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ilur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cord functionality is Inactiv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layback functionality is inactive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4T11:46:26.129717640</meta:creation-date>
    <dc:date>2020-04-14T11:53:51.489289952</dc:date>
    <meta:editing-duration>PT7M26S</meta:editing-duration>
    <meta:editing-cycles>1</meta:editing-cycles>
    <meta:document-statistic meta:table-count="1" meta:cell-count="85" meta:object-count="0"/>
    <meta:generator>LibreOffice/6.3.5.2$Linux_X86_64 LibreOffice_project/30$Build-2</meta:generator>
  </office:meta>
</office:document-meta>
</file>